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subtitle">
      <style:graphic-properties draw:fill-color="#ffffff" fo:min-height="12.98cm"/>
    </style:style>
    <style:style style:name="pr8" style:family="presentation" style:parent-style-name="lyt-cool-outline1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lease Early, Release Ofte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5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have we learned?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FOSS is big ...</text:p>
                <text:list>
                  <text:list-item>
                    <text:list>
                      <text:list-item>
                        <text:p text:style-name="P1">It's a huge FOSS world out there</text:p>
                      </text:list-item>
                      <text:list-item>
                        <text:p text:style-name="P1">With a strong culture</text:p>
                      </text:list-item>
                      <text:list-item>
                        <text:p text:style-name="P1">A wide range of views and motivations</text:p>
                      </text:list-item>
                    </text:list>
                  </text:list-item>
                </text:list>
              </text:list-item>
              <text:list-item>
                <text:p text:style-name="P1">FOSS and you</text:p>
                <text:list>
                  <text:list-item>
                    <text:list>
                      <text:list-item>
                        <text:p text:style-name="P1">How can you use FOSS?</text:p>
                      </text:list-item>
                      <text:list-item>
                        <text:p text:style-name="P1">Maybe in your business?</text:p>
                      </text:list-item>
                      <text:list-item>
                        <text:p text:style-name="P1">Or as a contributor?</text:p>
                      </text:list-item>
                      <text:list-item>
                        <text:p text:style-name="P1">Or as a us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Where to from here?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Participation</text:p>
                <text:list>
                  <text:list-item>
                    <text:list>
                      <text:list-item>
                        <text:p text:style-name="P1">The key to understanding FOSS is to participate!</text:p>
                      </text:list-item>
                      <text:list-item>
                        <text:p text:style-name="P1">Keep working on projects you enjoy</text:p>
                      </text:list-item>
                      <text:list-item>
                        <text:p text:style-name="P1">... but also step back and enjoy the big picture</text:p>
                      </text:list-item>
                    </text:list>
                  </text:list-item>
                </text:list>
              </text:list-item>
              <text:list-item>
                <text:p text:style-name="P1">Be patient</text:p>
                <text:list>
                  <text:list-item>
                    <text:list>
                      <text:list-item>
                        <text:p text:style-name="P1">It takes years to master the FOSS world</text:p>
                      </text:list-item>
                      <text:list-item>
                        <text:p text:style-name="P1">... though you should be better prepared now than you wer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Community Interaction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Join a LUG</text:p>
                <text:list>
                  <text:list-item>
                    <text:list>
                      <text:list-item>
                        <text:p text:style-name="P1">Linux User Groups are a great way to get involved</text:p>
                      </text:list-item>
                      <text:list-item>
                        <text:p text:style-name="P1">see http://clug.org.au/ for the Canberra LUG</text:p>
                        <text:list>
                          <text:list-item>
                            <text:list>
                              <text:list-item>
                                <text:p text:style-name="P1">Held right here at DCS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The PSIG is also very worthwhile</text:p>
                        <text:list>
                          <text:list-item>
                            <text:list>
                              <text:list-item>
                                <text:p text:style-name="P1">join the CLUG mailing list for detail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onferences</text:p>
                <text:list>
                  <text:list-item>
                    <text:list>
                      <text:list-item>
                        <text:p text:style-name="P1">So many conferences, so little time!</text:p>
                      </text:list-item>
                      <text:list-item>
                        <text:p text:style-name="P1">For FOSS in Australia, the key one is LCA</text:p>
                        <text:list>
                          <text:list-item>
                            <text:list>
                              <text:list-item>
                                <text:p text:style-name="P1">See http://linux.org.au/LCA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SDC is also excellent</text:p>
                        <text:list>
                          <text:list-item>
                            <text:list>
                              <text:list-item>
                                <text:p text:style-name="P1">See http://www.osdc.com.au/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The Future of FOSS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FOSS is here to stay</text:p>
                <text:list>
                  <text:list-item>
                    <text:list>
                      <text:list-item>
                        <text:p text:style-name="P1">Likely to continue to dominate in embedded and HPC computing</text:p>
                      </text:list-item>
                      <text:list-item>
                        <text:p text:style-name="P1">May gain wide use on the desktop?</text:p>
                      </text:list-item>
                      <text:list-item>
                        <text:p text:style-name="P1">Starting to be adopted by Microsoft too, in a small w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quiz!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key differences between the BSD and GPL licenses?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advantages and disadvantages of a distributed SCM?</text:p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BDFL?</text:p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difference between a branch and a fork?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FOSS community?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should a submitted patch contain?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derivative work?</text:p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purpose of the signed-off system?</text:p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How can patents harm FOSS projects?</text:p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ivoisation?</text:p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How are FOSS licenses enforced?</text:p>
          </draw:text-box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common types of FOSS business model?</text:p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egoboo?</text:p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differences between cathedral and bazaar development?</text:p>
          </draw:text-box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hacker?</text:p>
          </draw:text-box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ank you!</text:p>
          </draw:text-box>
        </draw:frame>
        <draw:frame presentation:style-name="pr8" draw:text-style-name="P4" draw:layer="layout" svg:width="23.912cm" svg:height="13.231cm" svg:x="2.058cm" svg:y="5.838cm" presentation:class="outline" presentation:user-transformed="true">
          <draw:text-box>
            <text:list text:style-name="L5">
              <text:list-item>
                <text:p text:style-name="P1">Bob and I hope you've enjoyed the course</text:p>
                <text:list>
                  <text:list-item>
                    <text:list>
                      <text:list-item>
                        <text:p text:style-name="P1">Please fill in an evaluation for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6:08:29</dc:date>
    <meta:editing-cycles>268</meta:editing-cycles>
    <meta:editing-duration>P6DT18H22M41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